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61.89mm"/>
    </style:style>
    <style:style style:name="co9" style:family="table-column">
      <style:table-column-properties fo:break-before="auto" style:column-width="165.3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9mm" fo:break-before="auto" style:use-optimal-row-height="true"/>
    </style:style>
    <style:style style:name="ro9" style:family="table-row">
      <style:table-row-properties style:row-height="20.8mm" fo:break-before="auto" style:use-optimal-row-height="true"/>
    </style:style>
    <style:style style:name="ro10" style:family="table-row">
      <style:table-row-properties style:row-height="8.68mm" fo:break-before="auto" style:use-optimal-row-height="true"/>
    </style:style>
    <style:style style:name="ro11" style:family="table-row">
      <style:table-row-properties style:row-height="16.81mm" fo:break-before="auto" style:use-optimal-row-height="true"/>
    </style:style>
    <style:style style:name="ro12" style:family="table-row">
      <style:table-row-properties style:row-height="4.6mm" fo:break-before="auto" style:use-optimal-row-height="true"/>
    </style:style>
    <style:style style:name="ro13" style:family="table-row">
      <style:table-row-properties style:row-height="12.75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17.37mm" fo:break-before="auto" style:use-optimal-row-height="true"/>
    </style:style>
    <style:style style:name="ro22" style:family="table-row">
      <style:table-row-properties style:row-height="13.48mm" fo:break-before="auto" style:use-optimal-row-height="false"/>
    </style:style>
    <style:style style:name="ro23" style:family="table-row">
      <style:table-row-properties style:row-height="21.57mm" fo:break-before="auto" style:use-optimal-row-height="true"/>
    </style:style>
    <style:style style:name="ro24" style:family="table-row">
      <style:table-row-properties style:row-height="25.77mm" fo:break-before="auto" style:use-optimal-row-height="true"/>
    </style:style>
    <style:style style:name="ro25" style:family="table-row">
      <style:table-row-properties style:row-height="11.98mm" fo:break-before="auto" style:use-optimal-row-height="true"/>
    </style:style>
    <style:style style:name="ro26" style:family="table-row">
      <style:table-row-properties style:row-height="19.67mm" fo:break-before="auto" style:use-optimal-row-height="true"/>
    </style:style>
    <style:style style:name="ro27" style:family="table-row">
      <style:table-row-properties style:row-height="80.31mm" fo:break-before="auto" style:use-optimal-row-height="true"/>
    </style:style>
    <style:style style:name="ro28" style:family="table-row">
      <style:table-row-properties style:row-height="4.78mm" fo:break-before="auto" style:use-optimal-row-height="true"/>
    </style:style>
    <style:style style:name="ro29" style:family="table-row">
      <style:table-row-properties style:row-height="156.14mm" fo:break-before="auto" style:use-optimal-row-height="true"/>
    </style:style>
    <style:style style:name="ro30" style:family="table-row">
      <style:table-row-properties style:row-height="23.51mm" fo:break-before="auto" style:use-optimal-row-height="true"/>
    </style:style>
    <style:style style:name="ro31" style:family="table-row">
      <style:table-row-properties style:row-height="103.65mm" fo:break-before="auto" style:use-optimal-row-height="true"/>
    </style:style>
    <style:style style:name="ro32" style:family="table-row">
      <style:table-row-properties style:row-height="154.22mm" fo:break-before="auto" style:use-optimal-row-height="true"/>
    </style:style>
    <style:style style:name="ro33" style:family="table-row">
      <style:table-row-properties style:row-height="64.52mm" fo:break-before="auto" style:use-optimal-row-height="true"/>
    </style:style>
    <style:style style:name="ro34" style:family="table-row">
      <style:table-row-properties style:row-height="44.15mm" fo:break-before="auto" style:use-optimal-row-height="true"/>
    </style:style>
    <style:style style:name="ro35" style:family="table-row">
      <style:table-row-properties style:row-height="32.26mm" fo:break-before="auto" style:use-optimal-row-height="true"/>
    </style:style>
    <style:style style:name="ro36" style:family="table-row">
      <style:table-row-properties style:row-height="20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5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  <style:style style:name="T1" style:family="text">
      <style:text-properties fo:color="#bf6426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febb5b"/>
    </style:style>
    <style:style style:name="T3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99a8ba"/>
    </style:style>
    <style:style style:name="T4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bf6426"/>
    </style:style>
    <style:style style:name="T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7572b9"/>
    </style:style>
    <style:style style:name="T6" style:family="text">
      <style:text-properties fo:color="#99a8ba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7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518843" fo:font-style="italic" style:font-style-asian="italic" style:font-style-complex="italic"/>
    </style:style>
    <style:style style:name="T8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/>
    </style:style>
    <style:style style:name="T9" style:family="text">
      <style:text-properties fo:color="#518843" style:font-name="Menlo" fo:font-size="14pt" fo:font-weight="normal" fo:font-style="italic" style:font-name-asian="Menlo" style:font-name-complex="Menlo" style:font-size-asian="14pt" style:font-size-complex="14pt" style:font-weight-asian="normal" style:font-weight-complex="normal" style:font-style-asian="italic" style:font-style-complex="italic"/>
    </style:style>
    <style:style style:name="T10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bold" style:font-weight-asian="bold" style:font-weight-complex="bold"/>
    </style:style>
    <style:style style:name="T11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normal" style:font-weight-asian="normal" style:font-weight-complex="normal"/>
    </style:style>
    <style:style style:name="T12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6d6d6d" fo:font-style="normal" style:font-style-asian="normal" style:font-style-complex="normal"/>
    </style:style>
    <style:style style:name="T13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99a8ba"/>
    </style:style>
    <style:style style:name="T14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bf6426"/>
    </style:style>
    <style:style style:name="T1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5684ad"/>
    </style:style>
    <style:style style:name="T16" style:family="text">
      <style:text-properties fo:color="#000000" style:font-name=".AppleSystemUIFont" fo:font-size="10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GB" style:language-asian="zh" style:country-asian="CN" style:language-complex="hi" style:country-complex="IN" style:font-name-asian=".AppleSystemUIFont" style:font-name-complex=".AppleSystemUIFont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7" office:value-type="string" calcext:value-type="string">
            <text:p>Work package</text:p>
          </table:table-cell>
          <table:table-cell table:style-name="ce7" office:value-type="string" calcext:value-type="string">
            <text:p>Target date</text:p>
          </table:table-cell>
          <table:table-cell table:style-name="ce7" office:value-type="string" calcext:value-type="string">
            <text:p>Risks / mitigations</text:p>
          </table:table-cell>
          <table:table-cell table:style-name="ce1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8" office:value-type="string" calcext:value-type="string">
            <text:p>End April 2018</text:p>
          </table:table-cell>
          <table:table-cell table:style-name="ce8" office:value-type="string" calcext:value-type="string">
            <text:p>Data may not be available, or may be in unworkable formats. Use other/less data.</text:p>
          </table:table-cell>
          <table:table-cell table:style-name="ce1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a. Perform manual validation of above Hansard documents to complete semi-automatic labelled data. </text:p>
            <text:p/>
            <text:p>b. 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8" office:value-type="string" calcext:value-type="string">
            <text:p>End May 2018</text:p>
          </table:table-cell>
          <table:table-cell table:style-name="ce8" office:value-type="string" calcext:value-type="string">
            <text:p>Model may not perform the task</text:p>
          </table:table-cell>
          <table:table-cell table:style-name="ce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8" office:value-type="string" calcext:value-type="string">
            <text:p>Mid June 2018</text:p>
          </table:table-cell>
          <table:table-cell table:style-name="ce8" office:value-type="string" calcext:value-type="string">
            <text:p>Samtla SLM API may not be complete. Mitigation is for Dr Martyn Harris to load the corpus into the SML manually.</text:p>
          </table:table-cell>
          <table:table-cell table:style-name="ce1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Familiarisation with Samtla back-end (Python Django) and integration of NER processing with departmental server.</text:p>
          </table:table-cell>
          <table:table-cell table:style-name="ce8" office:value-type="string" calcext:value-type="string">
            <text:p>End June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Familiarisation with Samtla front-end (Javascript jQuery) and integration of NER visualization.</text:p>
          </table:table-cell>
          <table:table-cell table:style-name="ce8" office:value-type="string" calcext:value-type="string">
            <text:p>End July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5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Evaluation of Samtla Char-NER system using k-fold cross-validation techniques. (train on only part of data)</text:p>
          </table:table-cell>
          <table:table-cell table:style-name="ce8" office:value-type="string" calcext:value-type="string">
            <text:p>End August 2018</text:p>
          </table:table-cell>
          <table:table-cell table:style-name="ce8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Finalise write-up into report</text:p>
          </table:table-cell>
          <table:table-cell table:style-name="ce6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row table:style-name="ro8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9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10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15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b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1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2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3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4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5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26">
          <table:table-cell table:style-name="ce2" office:value-type="date" office:date-value="2018-07-18" calcext:value-type="date">
            <text:p>18/07/18</text:p>
          </table:table-cell>
          <table:table-cell office:value-type="string" calcext:value-type="string">
            <text:p>1c NE interpolation</text:p>
          </table:table-cell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2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25">
          <table:table-cell/>
          <table:table-cell office:value-type="string" calcext:value-type="string">
            <text:p>1b chunking</text:p>
          </table:table-cell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28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15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21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25">
          <table:table-cell/>
          <table:table-cell table:style-name="Default" office:value-type="string" calcext:value-type="string">
            <text:p>1b chunking</text:p>
          </table:table-cell>
          <table:table-cell table:style-name="ce13" office:value-type="string" calcext:value-type="string">
            <text:p>Starting chunk all</text:p>
          </table:table-cell>
          <table:table-cell office:value-type="string" calcext:value-type="string">
            <text:p>Chunking is very slow</text:p>
          </table:table-cell>
          <table:table-cell office:value-type="string" calcext:value-type="string">
            <text:p>Make chunking resumable by allowing date to be specified</text:p>
          </table:table-cell>
          <table:table-cell/>
        </table:table-row>
        <table:table-row table:style-name="ro29">
          <table:table-cell/>
          <table:table-cell table:style-name="Default"/>
          <table:table-cell table:style-name="ce13" office:value-type="string" calcext:value-type="string">
            <text:p>Interpolation works!</text:p>
          </table:table-cell>
          <table:table-cell/>
          <table:table-cell office:value-type="string" calcext:value-type="string">
            <text:p>mattlap:~/bbk/masters_project mralph$ cat hansard_gathering/chunked_hansard_data/1929-12-23/Egypt.-chunk-1051.txt</text:p>
            <text:p>It is sometimes said that it would be impossible, but I know there are experts who hold, on the contrary, that it would be a very strong position, and, indeed, actually stronger than a position based upon Cairo and Alexandria if Egypt were in revolt against our action.%                                                                        mattlap:~/bbk/masters_project mralph$ cat hansard_gathering/interpolated_hansard_data/1929-12-23/Egypt.-chunk-1051.txt</text:p>
            <text:p>00000000000000000000000000000000000000000000000000000000000000000000000000000000000000000000000000000000000000000000000000000000000000000000000000000000000000000000000000000000000000000000000000000000000001111100000111111111100001111100000000000000000000000000000000000%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 Keras get x from texts</text:p>
          </table:table-cell>
          <table:table-cell office:value-type="string" calcext:value-type="string">
            <text:p>Need to translate chunked docs into numbered encodings</text:p>
          </table:table-cell>
          <table:table-cell office:value-type="string" calcext:value-type="string">
            <text:p>Don’t want to do padding in case sentence_maxlen changes</text:p>
          </table:table-cell>
          <table:table-cell office:value-type="string" calcext:value-type="string">
            <text:p>Decouple numerification from padding, do padding closer to keras-loading</text:p>
          </table:table-cell>
          <table:table-cell/>
        </table:table-row>
        <table:table-row table:style-name="ro25">
          <table:table-cell table:number-columns-repeated="2"/>
          <table:table-cell office:value-type="string" calcext:value-type="string">
            <text:p>Cannot unpickle alphabet to encode debates into numbers</text:p>
          </table:table-cell>
          <table:table-cell office:value-type="string" calcext:value-type="string">
            <text:p>You can’t pickle in one module structure and unpickle in another. Have to wrap the keras char-based ner code into my module structure with __init__.py fil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19" calcext:value-type="date">
            <text:p>19/07/18</text:p>
          </table:table-cell>
          <table:table-cell office:value-type="string" calcext:value-type="string">
            <text:p>1c chunk</text:p>
          </table:table-cell>
          <table:table-cell office:value-type="string" calcext:value-type="string">
            <text:p>Run out of disk space</text:p>
          </table:table-cell>
          <table:table-cell office:value-type="string" calcext:value-type="string">
            <text:p>chunked sentences are too large</text:p>
          </table:table-cell>
          <table:table-cell office:value-type="string" calcext:value-type="string">
            <text:p>gzip in python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ackup locations: raw on pen drive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Default" office:value-type="string" calcext:value-type="string">
            <text:p>processed on dropbox</text:p>
          </table:table-cell>
          <table:table-cell table:number-columns-repeated="2"/>
        </table:table-row>
        <table:table-row table:style-name="ro23">
          <table:table-cell table:number-columns-repeated="3"/>
          <table:table-cell office:value-type="string" calcext:value-type="string">
            <text:p>Space blow out is caused by storing individual sentences in each file. Minimum file size is 4K – a lot of wasted space! Disk spin must have been limiting performance.</text:p>
          </table:table-cell>
          <table:table-cell office:value-type="string" calcext:value-type="string">
            <text:p>Get external drive and put different block size / filesystem on it</text:p>
          </table:table-cell>
          <table:table-cell office:value-type="string" calcext:value-type="string">
            <text:p>mattlap:~/bbk/masters_project/hansard_gathering/chunked_hansard_data/1965-07-22 mralph$ du -sh 'Security Commission (Report on Bossard and Allen Cases)-chunk-3511.txt.gz'</text:p>
            <text:p>4.0KSecurity Commission (Report on Bossard and Allen Cases)-chunk-3511.txt.gz</text:p>
            <text:p>mattlap:~/bbk/masters_project/hansard_gathering/chunked_hansard_data/1965-07-22 mralph$ stat -f%z !$</text:p>
            <text:p>stat -f%z 'Security Commission (Report on Bossard and Allen Cases)-chunk-3511.txt.gz'</text:p>
            <text:p>218</text:p>
          </table:table-cell>
        </table:table-row>
        <table:table-row table:style-name="ro30">
          <table:table-cell table:number-columns-repeated="2"/>
          <table:table-cell table:style-name="Default" table:number-columns-repeated="2"/>
          <table:table-cell office:value-type="string" calcext:value-type="string">
            <text:p>New idea: re-order pipeline so we interpolate directly from the processed data. Maybe we can chunk later, as we make sequences to feed into the model?</text:p>
          </table:table-cell>
          <table:table-cell/>
        </table:table-row>
        <table:table-row table:style-name="ro14">
          <table:table-cell table:number-columns-repeated="2"/>
          <table:table-cell table:style-name="Default" table:number-columns-repeated="2"/>
          <table:table-cell office:value-type="string" calcext:value-type="string">
            <text:p>Or maybe we chunk, but we just store the sentence offsets in their own file??</text:p>
          </table:table-cell>
          <table:table-cell/>
        </table:table-row>
        <table:table-row table:style-name="ro7">
          <table:table-cell table:style-name="ce2" office:value-type="date" office:date-value="2018-07-22" calcext:value-type="date">
            <text:p>22/07/18</text:p>
          </table:table-cell>
          <table:table-cell office:value-type="string" calcext:value-type="string">
            <text:p>1c chunk</text:p>
          </table:table-cell>
          <table:table-cell table:style-name="Default" office:value-type="string" calcext:value-type="string">
            <text:p>Method written to biew file with sentence chunking based on a separate chunk spans file</text:p>
          </table:table-cell>
          <table:table-cell table:style-name="Default"/>
          <table:table-cell table:number-columns-repeated="2"/>
        </table:table-row>
        <table:table-row table:style-name="ro7">
          <table:table-cell/>
          <table:table-cell office:value-type="string" calcext:value-type="string">
            <text:p>1a</text:p>
          </table:table-cell>
          <table:table-cell table:style-name="Default" office:value-type="string" calcext:value-type="string">
            <text:p>Improve NE data hygiene before interpolating all Hansards</text:p>
          </table:table-cell>
          <table:table-cell table:style-name="Default"/>
          <table:table-cell table:number-columns-repeated="2"/>
        </table:table-row>
        <table:table-row table:style-name="ro25">
          <table:table-cell table:style-name="ce2" office:value-type="date" office:date-value="2018-07-23" calcext:value-type="date">
            <text:p>23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Split out job so I can just post-process NEs without re-downloading from SparQL-wiki</text:p>
          </table:table-cell>
          <table:table-cell office:value-type="string" calcext:value-type="string">
            <text:p>need to refactor, lots of repetition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an’t remove brackets from start and end of NEs</text:p>
          </table:table-cell>
          <table:table-cell office:value-type="string" calcext:value-type="string">
            <text:p>They’re not standard ASCII brackets, need to find ALL brackets in Unicode</text:p>
          </table:table-cell>
          <table:table-cell/>
          <table:table-cell office:value-type="string" calcext:value-type="string">
            <text:p>   166 ( Institut catholique de Lyon )</text:p>
            <text:p>   167 ( Kanakpak Khemara Ponnakar )</text:p>
            <text:p>   168 ( Kommunistische Partei Deutschlands )</text:p>
            <text:p>   169 ( Le bureau national d'examen dentaire du Canada )</text:p>
            <text:p>   170 ( Mǎ Lái Xī Yà Fó Xué Yuàn )</text:p>
            <text:p>   171 ( Nasionale Konserwatiewe Party van Suid-Afrika)</text:p>
            <text:p>   172 ( PT Media Nusantara Citra Televisi Indonesia)</text:p>
            <text:p>   173 ( Pusat Pemantauan dan Pendedahan Maklumat Kebangsaan )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extraneous quotes, whitespace, asterisks</text:p>
          </table:table-cell>
          <table:table-cell table:number-columns-repeated="3"/>
        </table:table-row>
        <table:table-row table:style-name="ro31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NLTK 3.2 has bug for span_tokenize if it contains multiple quotation types</text:p>
          </table:table-cell>
          <table:table-cell office:value-type="string" calcext:value-type="string">
            <text:p>file_path = 'hansard_gathering/processed_hansard_data/1919-08-04/Oral Answers to Questions &amp;#8212; Railway Materials in War Area..txt'</text:p>
            <text:p/>
            <text:p>with open(file_path) as f:</text:p>
            <text:p>   ...:         text: str = f.read()</text:p>
            <text:p>   ...:         interpolated_text: str = "0" * len(text)</text:p>
            <text:p/>
            <text:p/>
            <text:p>from datetime import datetime</text:p>
            <text:p>   ...: from nltk.tokenize import TreebankWordTokenizer</text:p>
            <text:p>   ...: from nltk import ngrams</text:p>
            <text:p>   ...: from typing import List</text:p>
            <text:p>   ...: import concurrent.futures</text:p>
            <text:p>   ...: import glob</text:p>
            <text:p>   ...: import itertools</text:p>
            <text:p>   ...: import os</text:p>
            <text:p>   ...:</text:p>
            <text:p/>
            <text:p/>
            <text:p>tokenizer = TreebankWordTokenizer()</text:p>
            <text:p/>
            <text:p/>
            <text:p>text_span_ngrams = ngrams(tokenizer.span_tokenize(text), n, pad_right=True)</text:p>
          </table:table-cell>
          <table:table-cell office:value-type="string" calcext:value-type="string">
            <text:p>Upgrade to NLTK 3.3 <text:a xlink:href="https://github.com/nltk/nltk/pull/2060" xlink:type="simple">https://github.com/nltk/nltk/pull/2060</text:a>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results in </text:p>
          </table:table-cell>
          <table:table-cell table:number-columns-repeated="2"/>
        </table:table-row>
        <table:table-row table:style-name="ro32">
          <table:table-cell table:number-columns-repeated="3"/>
          <table:table-cell office:value-type="string" calcext:value-type="string">
            <text:p>---------------------------------------------------------------------------</text:p>
            <text:p>ValueError                                Traceback (most recent call last)</text:p>
            <text:p>~/bbk/masters_project/masters_venv/lib/python3.6/site-packages/nltk/tokenize/util.py in align_tokens(tokens, sentence)</text:p>
            <text:p>    253         try:</text:p>
            <text:p>--&gt; 254             start = sentence.index(token, point)</text:p>
            <text:p>    255         except ValueError:</text:p>
            <text:p/>
            <text:p>ValueError: substring not found</text:p>
            <text:p/>
            <text:p>During handling of the above exception, another exception occurred:</text:p>
            <text:p/>
            <text:p>ValueError                                Traceback (most recent call last)</text:p>
            <text:p>&lt;ipython-input-36-01430904daf3&gt; in &lt;module&gt;()</text:p>
            <text:p>----&gt; 1 tokenizer.span_tokenize(half_text)</text:p>
            <text:p/>
            <text:p>~/bbk/masters_project/masters_venv/lib/python3.6/site-packages/nltk/tokenize/treebank.py in span_tokenize(self, text)</text:p>
            <text:p>    177             tokens = raw_tokens</text:p>
            <text:p>    178</text:p>
            <text:p>--&gt; 179         return align_tokens(tokens, text)</text:p>
            <text:p>    180</text:p>
            <text:p>    181</text:p>
            <text:p/>
            <text:p>~/bbk/masters_project/masters_venv/lib/python3.6/site-packages/nltk/tokenize/util.py in align_tokens(tokens, sentence)</text:p>
            <text:p>    254             start = sentence.index(token, point)</text:p>
            <text:p>    255         except ValueError:</text:p>
            <text:p>--&gt; 256             raise ValueError('substring "{}" not found in "{}"'.format(token, sentence))</text:p>
            <text:p>    257         point = start + len(token)</text:p>
            <text:p>    258         offsets.append((start, point))</text:p>
            <text:p/>
            <text:p>ValueError: substring "passed." not found in "</text:p>
          </table:table-cell>
          <table:table-cell table:number-columns-repeated="2"/>
        </table:table-row>
        <table:table-row table:style-name="ro33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Interpolated a whole debate</text:p>
          </table:table-cell>
          <table:table-cell office:value-type="string" calcext:value-type="string">
            <text:p>Overlaps – if The House has been successfully interpolated as a Place, House, which is a company, overwrites the labels for the second half, leaving a dangling ‘The’</text:p>
          </table:table-cell>
          <table:table-cell office:value-type="string" calcext:value-type="string">
            <text:p>Change algorithm so that it checks if the current span is in the middle of an already-NE’d span, and skips it if so</text:p>
          </table:table-cell>
          <table:table-cell office:value-type="string" calcext:value-type="string">
            <text:p><text:span text:style-name="T1">def </text:span><text:span text:style-name="T2">overlaps</text:span><text:span text:style-name="T3">(ngram_span_window</text:span><text:span text:style-name="T4">, </text:span><text:span text:style-name="T3">recentest_match_end: </text:span><text:span text:style-name="T5">int</text:span><text:span text:style-name="T3">):</text:span></text:p>
            <text:p><text:span text:style-name="T6">    </text:span><text:span text:style-name="T7">"""</text:span></text:p>
            <text:p><text:span text:style-name="T8">    See if the current span window already has a matched NE ending in it.</text:span></text:p>
            <text:p><text:span text:style-name="T9">    </text:span><text:span text:style-name="T10">:param</text:span><text:span text:style-name="T11"> ngram_span_window: e.g.((0, 1), (2, 6), (7, 15), (16, 19))</text:span></text:p>
            <text:p><text:span text:style-name="T8">    Note that because we pad_right, later elements in the tuple might be None, e.g.:</text:span></text:p>
            <text:p><text:span text:style-name="T8">    ((98, 102), (102, 103), None, None)</text:span></text:p>
            <text:p><text:span text:style-name="T9">    </text:span><text:span text:style-name="T10">:param</text:span><text:span text:style-name="T11"> recentest_match_end:</text:span></text:p>
            <text:p><text:span text:style-name="T9">    </text:span><text:span text:style-name="T10">:return</text:span><text:span text:style-name="T11">: True if there would be an overlap</text:span></text:p>
            <text:p><text:span text:style-name="T8">    """</text:span></text:p>
            <text:p><text:span text:style-name="T9">    </text:span><text:span text:style-name="T12">ngrams </text:span><text:span text:style-name="T13">= [x </text:span><text:span text:style-name="T14">for </text:span><text:span text:style-name="T13">x </text:span><text:span text:style-name="T14">in </text:span><text:span text:style-name="T13">ngram_span_window </text:span><text:span text:style-name="T14">if </text:span><text:span text:style-name="T13">x </text:span><text:span text:style-name="T14">is not None</text:span><text:span text:style-name="T13">]</text:span></text:p>
            <text:p><text:span text:style-name="T6">    </text:span><text:span text:style-name="T4">return </text:span><text:span text:style-name="T3">ngram_span_window[-</text:span><text:span text:style-name="T15">1</text:span><text:span text:style-name="T3">][-</text:span><text:span text:style-name="T15">1</text:span><text:span text:style-name="T3">] &lt;= recentest_match_end</text:span></text:p>
          </table:table-cell>
        </table:table-row>
        <table:table-row table:style-name="ro14">
          <table:table-cell table:style-name="ce2" office:value-type="date" office:date-value="2018-07-24" calcext:value-type="date">
            <text:p>24/07/1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ixed overlap bug</text:p>
          </table:table-cell>
          <table:table-cell office:value-type="string" calcext:value-type="string">
            <text:p>Interpolation is too slow. It may be the python ‘in’ membership check</text:p>
          </table:table-cell>
          <table:table-cell office:value-type="string" calcext:value-type="string">
            <text:p>Replace list with set?</text:p>
          </table:table-cell>
          <table:table-cell office:value-type="string" calcext:value-type="string">
            <text:p>TODO compare list with set – speed improves hugely!!! From about 20 minutes to 5 seconds. How implemented?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Still random places – e.g. ‘and the’ as a place, in SPARQL data</text:p>
          </table:table-cell>
          <table:table-cell office:value-type="string" calcext:value-type="string">
            <text:p>Remove all lines comprised of stop words?</text:p>
          </table:table-cell>
          <table:table-cell office:value-type="string" calcext:value-type="string">
            <text:p>A Dirty Data section?</text:p>
          </table:table-cell>
        </table:table-row>
        <table:table-row table:style-name="ro7">
          <table:table-cell table:style-name="ce2" office:value-type="date" office:date-value="2018-07-25" calcext:value-type="date">
            <text:p>25/07/18</text:p>
          </table:table-cell>
          <table:table-cell office:value-type="string" calcext:value-type="string">
            <text:p>2a interpolating</text:p>
          </table:table-cell>
          <table:table-cell office:value-type="string" calcext:value-type="string">
            <text:p>Fix datetime bug where month ignored</text:p>
          </table:table-cell>
          <table:table-cell office:value-type="string" calcext:value-type="string">
            <text:p>Was using %M not %m in datetime filter</text:p>
          </table:table-cell>
          <table:table-cell office:value-type="string" calcext:value-type="string">
            <text:p>corrected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1a NE gathering</text:p>
          </table:table-cell>
          <table:table-cell office:value-type="string" calcext:value-type="string">
            <text:p>Need to remove stop-words from NE list</text:p>
          </table:table-cell>
          <table:table-cell office:value-type="string" calcext:value-type="string">
            <text:p>e.g. remove ‘and the’ as a plac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tech debt clean up</text:p>
          </table:table-cell>
          <table:table-cell office:value-type="string" calcext:value-type="string">
            <text:p>Allow all tasks to be invoked from tasks.py without shell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Make all type checks pass</text:p>
          </table:table-cell>
          <table:table-cell table:number-columns-repeated="2"/>
        </table:table-row>
        <table:table-row table:style-name="ro34">
          <table:table-cell/>
          <table:table-cell office:value-type="string" calcext:value-type="string">
            <text:p>2b preparation of x tensor</text:p>
          </table:table-cell>
          <table:table-cell office:value-type="string" calcext:value-type="string">
            <text:p>Need to determine some datasets</text:p>
          </table:table-cell>
          <table:table-cell office:value-type="string" calcext:value-type="string">
            <text:p>The model requires train, dev and test. Relative sizes? Can’t use date ranges or alphabetical division as that would bias the datasets. Need to hash all the data into 3 buckets of unequal sizes, such that it can be easily repeated in future.</text:p>
          </table:table-cell>
          <table:table-cell office:value-type="string" calcext:value-type="string">
            <text:p>Use last 2 parts of file path as entry into a hashing algorithm, e.g. “1972-07-20/Orders of the Day &amp;#8212; Clause 211.txt”. Build up a list of which filenames are in which data set</text:p>
          </table:table-cell>
          <table:table-cell office:value-type="string" calcext:value-type="string">
            <text:p>Buckets have equal numbers of files:</text:p>
            <text:p>Mattlap:~/bbk/masters_project/hansard_gathering/data_buckets mralph$ wc -l *  </text:p>
            <text:p>    8360 0.txt</text:p>
            <text:p>    8414 1.txt</text:p>
            <text:p>    8228 2.txt</text:p>
            <text:p>    8322 3.txt</text:p>
            <text:p>    8289 4.txt</text:p>
            <text:p>    8071 5.txt</text:p>
            <text:p>    8356 6.txt</text:p>
            <text:p>    8419 7.txt</text:p>
            <text:p>   66459 total</text:p>
          </table:table-cell>
        </table:table-row>
        <table:table-row table:style-name="ro15">
          <table:table-cell table:number-columns-repeated="3"/>
          <table:table-cell office:value-type="string" calcext:value-type="string">
            <text:p>accidentally overwrote hansard_gathering/processed_hansard_data/1948-07-13/Oral Answers to Questions &amp;#8212; Prisoners of War (Repatriation).txt</text:p>
          </table:table-cell>
          <table:table-cell office:value-type="string" calcext:value-type="string">
            <text:p>Restore from backup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umerification is too slow. Doing lots of re-assignment of strings</text:p>
          </table:table-cell>
          <table:table-cell office:value-type="string" calcext:value-type="string">
            <text:p>Instead make a list of numbers, then join it as a last step</text:p>
          </table:table-cell>
          <table:table-cell office:value-type="string" calcext:value-type="string">
            <text:p>show change in 17d4716aadb8389d9aaf10a7a0d543e7ceda196e to numerify.py</text:p>
          </table:table-cell>
        </table:table-row>
        <table:table-row table:style-name="ro15">
          <table:table-cell/>
          <table:table-cell office:value-type="string" calcext:value-type="string">
            <text:p>1c interpolation</text:p>
          </table:table-cell>
          <table:table-cell office:value-type="string" calcext:value-type="string">
            <text:p>Interpolation is the new bottleneck</text:p>
          </table:table-cell>
          <table:table-cell office:value-type="string" calcext:value-type="string">
            <text:p>We are re-assigning to string a lot to build the interpolated string</text:p>
          </table:table-cell>
          <table:table-cell office:value-type="string" calcext:value-type="string">
            <text:p>Can we make this faster by replacing the string re-assignment operations with a List, and stringify at the end? Done. Faster?</text:p>
          </table:table-cell>
          <table:table-cell/>
        </table:table-row>
        <table:table-row table:style-name="ro35">
          <table:table-cell/>
          <table:table-cell office:value-type="string" calcext:value-type="string">
            <text:p>2b tensor construction</text:p>
          </table:table-cell>
          <table:table-cell office:value-type="string" calcext:value-type="string">
            <text:p>Counted up total number of sentences (batch_size) for each dataset</text:p>
          </table:table-cell>
          <table:table-cell/>
          <table:table-cell office:value-type="string" calcext:value-type="string">
            <text:p>As hoped for, train is half the dataset and dev/test are both half of it in size, more or less</text:p>
          </table:table-cell>
          <table:table-cell office:value-type="string" calcext:value-type="string">
            <text:p><text:span text:style-name="T16">mattlap:~/bbk/masters_project/hansard_gathering/processed_hansard_data mralph$ cat ALL_total_sentences_num                                                                  </text:span></text:p>
            <text:p><text:span text:style-name="T16">182582013</text:span></text:p>
            <text:p><text:span text:style-name="T16">mattlap:~/bbk/masters_project/hansard_gathering/processed_hansard_data mralph$ cat train_total_sentences_num                                                                 </text:span></text:p>
            <text:p><text:span text:style-name="T16">91294439</text:span></text:p>
            <text:p><text:span text:style-name="T17">mattlap:~/bbk/masters_project/hansard_gathering/processed_hansard_data mralph$ cat dev_total_sentences_num                                           </text:span></text:p>
            <text:p><text:span text:style-name="T17">44985341                                                                                                                                                                                                                          </text:span></text:p>
            <text:p><text:span text:style-name="T18">mattlap:~/bbk/masters_project/hansard_gathering/processed_hansard_data mralph$ cat test_total_sentences_num</text:span></text:p>
            <text:p><text:span text:style-name="T17">46295292</text:span></text:p>
          </table:table-cell>
        </table:table-row>
        <table:table-row table:style-name="ro36">
          <table:table-cell table:style-name="ce2" office:value-type="date" office:date-value="2018-08-27" calcext:value-type="date">
            <text:p>27/08/18</text:p>
          </table:table-cell>
          <table:table-cell office:value-type="string" calcext:value-type="string">
            <text:p>2b tensor construction</text:p>
          </table:table-cell>
          <table:table-cell office:value-type="string" calcext:value-type="string">
            <text:p>It’s far too slow! Doing 0.01% takes about 20 minutes</text:p>
          </table:table-cell>
          <table:table-cell office:value-type="string" calcext:value-type="string">
            <text:p>Won’t have time to finish</text:p>
          </table:table-cell>
          <table:table-cell office:value-type="string" calcext:value-type="string">
            <text:p>Rehash across 320 buckets, then just try 1 bucket first to see if we can make a numpy array. Should go from 8000 debates per file to 200, 8 → 320 buckets is 40 times more</text:p>
          </table:table-cell>
          <table:table-cell/>
        </table:table-row>
        <table:table-row table:style-name="ro11">
          <table:table-cell table:number-columns-repeated="3"/>
          <table:table-cell office:value-type="string" calcext:value-type="string">
            <text:p>Some debates have no sentences, indeed no content in them. Seems to be a problem with the API? For now, just skip over empty debates. CONFIRMED that the xmls only have tats in, no text</text:p>
          </table:table-cell>
          <table:table-cell table:number-columns-repeated="2"/>
        </table:table-row>
        <table:table-row table:style-name="ro36">
          <table:table-cell table:number-columns-repeated="2"/>
          <table:table-cell office:value-type="string" calcext:value-type="string">
            <text:p>Pickled an x batch</text:p>
          </table:table-cell>
          <table:table-cell office:value-type="string" calcext:value-type="string">
            <text:p>But it’s far too large – 4GB for 1/160 of the dataset. Must be because I’m padding all the sentences.</text:p>
          </table:table-cell>
          <table:table-cell office:value-type="string" calcext:value-type="string">
            <text:p>Could use char-based splitting not chunking? Might be faster anyhow… Would only need to change the span files, or right other ones of a more reasonable length</text:p>
          </table:table-cell>
          <table:table-cell office:value-type="string" calcext:value-type="string">
            <text:p>Trade-off – lots of data sparsity in padded arrays, or some interpolated data getting cut off at the word boundaries…</text:p>
          </table:table-cell>
        </table:table-row>
        <table:table-row table:style-name="ro13">
          <table:table-cell table:number-columns-repeated="3"/>
          <table:table-cell office:value-type="string" calcext:value-type="string">
            <text:p>Maybe 900 is just too long for sentences – try to find median length of sentences in the corpus</text:p>
          </table:table-cell>
          <table:table-cell office:value-type="string" calcext:value-type="string">
            <text:p>Wrote a script – median is 111. Having up’d original of 200 in keras repo to 900, I put it back to 200</text:p>
          </table:table-cell>
          <table:table-cell office:value-type="string" calcext:value-type="string">
            <text:p>4GB x_np file went down to 800 MB. We could fit the data into roughly 128GB. This suggests we’ll have to use get_x_y_generator to get it off the ground</text:p>
          </table:table-cell>
        </table:table-row>
        <table:table-row table:style-name="ro36">
          <table:table-cell table:number-columns-repeated="2"/>
          <table:table-cell office:value-type="string" calcext:value-type="string">
            <text:p>NEXT: write a create_y that uses span files to return the right interpolation ranges from a generator. This approach will inform a similar approach using another generator for get_x_y_generator</text:p>
          </table:table-cell>
          <table:table-cell table:number-columns-repeated="3"/>
        </table:table-row>
        <table:table-row table:style-name="ro7" table:number-rows-repeated="1048500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7">00/00/0000</text:date>, <text:time style:data-style-name="N2" text:time-value="18:28:48.9925696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7-27T21:04:07.261834230</dc:date>
    <meta:editing-duration>P3DT22H23M52S</meta:editing-duration>
    <meta:editing-cycles>85</meta:editing-cycles>
    <meta:document-statistic meta:table-count="2" meta:cell-count="235" meta:object-count="0"/>
  </office:meta>
</office:document-meta>
</file>